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8: The black white shapes</text:p>
      <text:p text:style-name="Standard">RGB</text:p>
      <text:p text:style-name="Standard">R219 <text:s/>G207 <text:s/>B207</text:p>
      <text:p text:style-name="Standard">R154 <text:s/>G151 <text:s/>B151<text:bookmark text:name="_GoBack"/></text:p>
      <text:p text:style-name="Standard"/>
      <text:p text:style-name="Standard">black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3</meta:editing-cycles>
    <meta:creation-date>2024-08-20T11:08:00</meta:creation-date>
    <dc:date>2024-08-20T11:11:00</dc:date>
    <meta:editing-duration>PT3M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5" meta:character-count="76" meta:non-whitespace-character-count="63"/>
    <meta:user-defined meta:name="AppVersion">15.0000</meta:user-defined>
    <meta:template xlink:type="simple" xlink:actuate="onRequest" xlink:title="Normal.dotm" xlink:href=""/>
  </office:meta>
</office:document-meta>
</file>